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5in" style:rel-column-width="47317*"/>
    </style:style>
    <style:style style:name="Table1.B" style:family="table-column">
      <style:table-column-properties style:column-width="1.925in" style:rel-column-width="1821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paragraph-rsid="000927f4"/>
    </style:style>
    <style:style style:name="P2" style:family="paragraph" style:parent-style-name="Standard">
      <style:paragraph-properties fo:margin-left="0in" fo:margin-right="0in" style:line-height-at-least="0.139in" fo:text-indent="0in" style:auto-text-indent="false"/>
    </style:style>
    <style:style style:name="P3" style:family="paragraph" style:parent-style-name="Default">
      <style:paragraph-properties fo:margin-left="0in" fo:margin-right="0in" style:line-height-at-least="0.139in" fo:text-indent="0in" style:auto-text-indent="false"/>
    </style:style>
    <style:style style:name="P4" style:family="paragraph" style:parent-style-name="Default">
      <style:paragraph-properties fo:margin-left="0in" fo:margin-right="0in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5" style:family="paragraph" style:parent-style-name="Text_20_body">
      <style:text-properties officeooo:rsid="0011c908" officeooo:paragraph-rsid="0011c908"/>
    </style:style>
    <style:style style:name="P6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gradient-name="Gradient_20_2" draw:fill-hatch-name="Hatching_20_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d1c2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2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3c3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66b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d1f6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99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fill-gradient-name="Gradient_20_2" draw:fill-hatch-name="Hatching_20_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fill-gradient-name="Gradient_20_2" draw:fill-hatch-name="Hatching_20_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 draw:fill-gradient-name="Gradient_20_2" draw:fill-hatch-name="Hatching_20_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 draw:fill-gradient-name="Gradient_20_2" draw:fill-hatch-name="Hatching_20_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fill-gradient-name="Gradient_20_2" draw:fill-hatch-name="Hatching_20_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fill-gradient-name="Gradient_20_2" draw:fill-hatch-name="Hatching_20_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 draw:fill-gradient-name="Gradient_20_2" draw:fill-hatch-name="Hatching_20_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 draw:fill-gradient-name="Gradient_20_2" draw:fill-hatch-name="Hatching_20_1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 draw:fill-gradient-name="Gradient_20_2" draw:fill-hatch-name="Hatching_20_1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fill-gradient-name="Gradient_20_2" draw:fill-hatch-name="Hatching_20_1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 draw:fill-gradient-name="Gradient_20_2" draw:fill-hatch-name="Hatching_20_1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 draw:fill-gradient-name="Gradient_20_2" draw:fill-hatch-name="Hatching_20_1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 draw:fill-gradient-name="Gradient_20_2" draw:fill-hatch-name="Hatching_20_1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 draw:fill-gradient-name="Gradient_20_2" draw:fill-hatch-name="Hatching_20_1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 draw:fill-gradient-name="Gradient_20_2" draw:fill-hatch-name="Hatching_20_1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 draw:fill-gradient-name="Gradient_20_2" draw:fill-hatch-name="Hatching_20_1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 draw:fill-gradient-name="Gradient_20_2" draw:fill-hatch-name="Hatching_20_1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 draw:fill-gradient-name="Gradient_20_2" draw:fill-hatch-name="Hatching_20_2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 draw:fill-gradient-name="Gradient_20_2" draw:fill-hatch-name="Hatching_20_2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fill-gradient-name="Gradient_20_2" draw:fill-hatch-name="Hatching_20_2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 draw:fill-gradient-name="Gradient_20_2" draw:fill-hatch-name="Hatching_20_2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 draw:fill-gradient-name="Gradient_20_2" draw:fill-hatch-name="Hatching_20_2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 draw:fill-gradient-name="Gradient_20_2" draw:fill-hatch-name="Hatching_20_2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 draw:fill-gradient-name="Gradient_20_2" draw:fill-hatch-name="Hatching_20_2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 draw:fill-gradient-name="Gradient_20_2" draw:fill-hatch-name="Hatching_20_2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 draw:fill-gradient-name="Gradient_20_2" draw:fill-hatch-name="Hatching_20_2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 draw:fill-gradient-name="Gradient_20_2" draw:fill-hatch-name="Hatching_20_2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 draw:fill-gradient-name="Gradient_20_2" draw:fill-hatch-name="Hatching_20_3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 draw:fill-gradient-name="Gradient_20_2" draw:fill-hatch-name="Hatching_20_3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 draw:fill-gradient-name="Gradient_20_2" draw:fill-hatch-name="Hatching_20_3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 draw:fill-gradient-name="Gradient_20_2" draw:fill-hatch-name="Hatching_20_3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 draw:fill-gradient-name="Gradient_20_2" draw:fill-hatch-name="Hatching_20_3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 draw:fill-gradient-name="Gradient_20_2" draw:fill-hatch-name="Hatching_20_3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 draw:fill-gradient-name="Gradient_20_2" draw:fill-hatch-name="Hatching_20_3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 draw:fill-gradient-name="Gradient_20_2" draw:fill-hatch-name="Hatching_20_3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ohit Devanagari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officeooo:rsid="000dad1f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1.1118in" fo:min-width="3.6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ed_20__28_var_29__20_5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8528in" fo:min-width="1.1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draw:stroke-dash="Dashed_20__28_var_29__20_6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draw:stroke-dash="Dashed_20__28_var_29__20_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528in" fo:min-width="1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ed_20__28_var_29__20_8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ed_20__28_var_29__20_9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ed_20__28_var_29__20_10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draw:stroke-dash="Dashed_20__28_var_29__20_11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12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13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draw:stroke-dash="Dashed_20__28_var_29__20_14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165in" fo:min-width="0.0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15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16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draw:stroke-dash="Dashed_20__28_var_29__20_17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165in" fo:min-width="0.0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1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draw:stroke-dash="Dashed_20__28_var_29__20_19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draw:stroke-dash="Dashed_20__28_var_29__20_20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draw:stroke-dash="Dashed_20__28_var_29__20_21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draw:stroke-dash="Dashed_20__28_var_29__20_22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draw:stroke-dash="Dashed_20__28_var_29__20_23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draw:stroke-dash="Dashed_20__28_var_29__20_24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draw:stroke-dash="Dashed_20__28_var_29__20_25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4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style:run-through="foreground"/>
    </style:style>
    <style:style style:name="gr27" style:family="graphic">
      <style:graphic-properties draw:stroke="solid" draw:stroke-dash="Dashed_20__28_var_29__20_28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draw:stroke-dash="Dashed_20__28_var_29__20_29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draw:stroke-dash="Dashed_20__28_var_29__20_30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draw:stroke-dash="Dashed_20__28_var_29__20_31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1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draw:stroke-dash="Dashed_20__28_var_29__20_32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draw:stroke-dash="Dashed_20__28_var_29__20_33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draw:stroke-dash="Dashed_20__28_var_29__20_34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445in" fo:min-width="1.13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draw:stroke-dash="Dashed_20__28_var_29__20_35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4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draw:stroke-dash="Dashed_20__28_var_29__20_36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draw:stroke-dash="Dashed_20__28_var_29__20_37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draw:stroke-dash="Dashed_20__28_var_29__20_38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draw:stroke-dash="Dashed_20__28_var_29__20_39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draw:stroke-dash="Dashed_20__28_var_29__20_40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4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42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draw:stroke-dash="Dashed_20__28_var_29__20_43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1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draw:stroke-dash="Dashed_20__28_var_29__20_44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draw:stroke-dash="Dashed_20__28_var_29__20_45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draw:stroke-dash="Dashed_20__28_var_29__20_46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1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draw:stroke-dash="Dashed_20__28_var_29__20_47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1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draw:stroke-dash="Dashed_20__28_var_29__20_48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draw:stroke-dash="Dashed_20__28_var_29__20_49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2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draw:stroke-dash="Dashed_20__28_var_29__20_50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2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draw:stroke-dash="Dashed_20__28_var_29__20_51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453in" fo:min-width="1.13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draw:stroke-dash="Dashed_20__28_var_29__20_52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4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draw:stroke-dash="Dashed_20__28_var_29__20_53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draw:stroke-dash="Dashed_20__28_var_29__20_54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draw:stroke-dash="Dashed_20__28_var_29__20_55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draw:stroke-dash="Dashed_20__28_var_29__20_56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draw:stroke-dash="Dashed_20__28_var_29__20_57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5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5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60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draw:stroke-dash="Dashed_20__28_var_29__20_61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9016in" fo:min-width="1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draw:stroke-dash="Dashed_20__28_var_29__20_62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0516in" fo:min-width="0.4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draw:stroke-dash="Dashed_20__28_var_29__20_63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1516in" fo:min-width="1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draw:stroke-dash="Dashed_20__28_var_29__20_64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in" fo:min-width="0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draw:stroke-dash="Dashed_20__28_var_29__20_65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draw:stroke-dash="Dashed_20__28_var_29__20_66" svg:stroke-width="0in" svg:stroke-color="#cccccc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7016in" fo:min-width="1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draw:stroke-dash="Dashed_20__28_var_29__20_6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016in" fo:min-width="1.3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draw:stroke-dash="Dashed_20__28_var_29__20_68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016in" fo:min-width="0.6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draw:stroke-dash="Dashed_20__28_var_29__20_69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draw:stroke-dash="Dashed_20__28_var_29__20_70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draw:stroke-dash="Dashed_20__28_var_29__20_71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draw:stroke-dash="Dashed_20__28_var_29__20_72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draw:stroke-dash="Dashed_20__28_var_29__20_73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74" svg:stroke-width="0in" svg:stroke-color="#000000" draw:marker-start="" draw:marker-start-width="0.0783in" draw:marker-start-center="false" draw:marker-end="" draw:marker-end-width="0.0783in" draw:marker-end-center="false" draw:fill="none" draw:fill-color="#b2b2b2" draw:textarea-horizontal-align="left" draw:auto-grow-height="true" draw:auto-grow-width="true" fo:min-height="0.4161in" fo:min-width="0.84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75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602in" fo:min-width="0.9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draw:stroke-dash="Dashed_20__28_var_29__20_76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draw:stroke-dash="Dashed_20__28_var_29__20_77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2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draw:stroke-dash="Dashed_20__28_var_29__20_78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draw:stroke-dash="Dashed_20__28_var_29__20_79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draw:stroke-dash="Dashed_20__28_var_29__20_80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2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draw:stroke-dash="Dashed_20__28_var_29__20_81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draw:stroke-dash="Dashed_20__28_var_29__20_82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83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84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draw:stroke-dash="Dashed_20__28_var_29__20_85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draw:stroke-dash="Dashed_20__28_var_29__20_86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draw:stroke-dash="Dashed_20__28_var_29__20_87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draw:stroke-dash="Dashed_20__28_var_29__20_88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draw:stroke-dash="Dashed_20__28_var_29__20_89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draw:stroke-dash="Dashed_20__28_var_29__20_90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draw:stroke-dash="Dashed_20__28_var_29__20_91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0937in" fo:min-width="1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draw:stroke-dash="Dashed_20__28_var_29__20_92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173in" fo:min-width="0.8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draw:stroke-dash="Dashed_20__28_var_29__20_93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1.148in" fo:min-width="1.1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draw:stroke-dash="Dashed_20__28_var_29__20_94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9909in" fo:min-width="1.3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solid" draw:stroke-dash="Dashed_20__28_var_29__20_95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008in" fo:min-width="0.58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draw:stroke-dash="Dashed_20__28_var_29__20_96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draw:stroke-dash="Dashed_20__28_var_29__20_97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draw:stroke-dash="Dashed_20__28_var_29__20_98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draw:stroke-dash="Dashed_20__28_var_29__20_99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draw:stroke-dash="Dashed_20__28_var_29__20_100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10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102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103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draw:stroke-dash="Dashed_20__28_var_29__20_104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draw:stroke-dash="Dashed_20__28_var_29__20_105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10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QCAN2 Dispatch &amp; Repeater overview</text:h>
      <text:p text:style-name="Text_20_body"/>
      <text:p text:style-name="Text_20_body"><text:span text:style-name="T1"><text:s text:c="3"/></text:span>Propagation Algorithm: Packets have unique ID and Time To Live field. They are repeated in both direction, except when duplicate ID is encountered or the TTL == 0. </text:p>
      <text:p text:style-name="Text_20_body"><text:s text:c="3"/>Repeater connection: RS-232 9600 Baud 8N1 Max. 100 – 150 meters (328 – 500 feet) on CAT 5 (or <text:span text:style-name="T4">CAT </text:span>like) cable. Both RF traffic and serial traffic is repeated, yielding excellent coverage in all circumstances.</text:p>
      <text:p text:style-name="P5"><text:s text:c="2"/>On the following page, a diagram of interactions is shown. This diagram is produced mainly to have a visual representation of the names used in this document.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g text:anchor-type="as-char" draw:z-index="0" draw:name="Shape1" draw:style-name="gr1"><draw:custom-shape draw:style-name="gr2" draw:text-style-name="P6" svg:width="3.8933in" svg:height="1.2106in" svg:x="0in" svg:y="0.1161in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7" svg:width="1.3252in" svg:height="0.9516in" svg:x="0.1409in" svg:y="0.202in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8" svg:x1="1.4661in" svg:y1="0.6291in" svg:x2="2.2516in" svg:y2="0.6346in"><text:p/></draw:line><draw:custom-shape draw:style-name="gr5" draw:text-style-name="P9" svg:width="1.4543in" svg:height="0.9516in" svg:x="2.2516in" svg:y="0.202in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0" svg:width="0.0476in" svg:height="0.0441in" svg:x="3.7055in" svg:y="0.3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1" svg:width="0.0476in" svg:height="0.0433in" svg:x="3.7055in" svg:y="0.4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2" svg:width="0.0476in" svg:height="0.0433in" svg:x="3.7055in" svg:y="0.5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3" svg:width="0.0476in" svg:height="0.0433in" svg:x="3.7055in" svg:y="0.59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4" svg:width="0.0476in" svg:height="0.0425in" svg:x="3.7055in" svg:y="0.67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16" svg:width="1.3142in" svg:height="0.3461in" svg:x="2.3453in" svg:y="0.6783in"><draw:text-box><text:p text:style-name="P15"><text:span text:style-name="T5">Radio</text:span></text:p></draw:text-box></draw:frame><draw:custom-shape draw:style-name="gr12" draw:text-style-name="P17" svg:width="0.376in" svg:height="0.3031in" svg:x="3.1898in" svg:y="1.32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16" svg:width="1.1815in" svg:height="0.3469in" svg:x="0.2346in" svg:y="0.3319in"><draw:text-box><text:p text:style-name="P15"><text:span text:style-name="T5">AGV </text:span></text:p></draw:text-box></draw:frame><draw:frame draw:style-name="gr14" draw:text-style-name="P18" svg:width="1.228in" svg:height="0.3287in" svg:x="0.1882in" svg:y="0.6346in"><draw:text-box><text:p text:style-name="P15"><text:span text:style-name="T5">Computer</text:span></text:p></draw:text-box></draw:frame><draw:custom-shape draw:style-name="gr15" draw:text-style-name="P17" svg:width="0.3752in" svg:height="0.3031in" svg:x="0.3283in" svg:y="1.32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6" draw:text-style-name="P16" svg:width="1.4071in" svg:height="0.328in" svg:x="2.2984in" svg:y="0.3075in"><draw:text-box><text:p text:style-name="P15"><text:span text:style-name="T5">QCAN2</text:span></text:p></draw:text-box></draw:frame><draw:line draw:style-name="gr17" draw:text-style-name="P19" svg:x1="4.2689in" svg:y1="0.2146in" svg:x2="4.1402in" svg:y2="0.6433in"><text:p/></draw:line><draw:line draw:style-name="gr18" draw:text-style-name="P20" svg:x1="4.2689in" svg:y1="0.2146in" svg:x2="4.4406in" svg:y2="0.3004in"><text:p/></draw:line><draw:line draw:style-name="gr19" draw:text-style-name="P21" svg:x1="4.4406in" svg:y1="0.3in" svg:x2="4.5693in" svg:y2="0in"><text:p/></draw:line><draw:line draw:style-name="gr20" draw:text-style-name="P22" svg:x1="4.615in" svg:y1="0.4693in" svg:x2="4.75in" svg:y2="0.0425in"><text:p/></draw:line><draw:line draw:style-name="gr21" draw:text-style-name="P23" svg:x1="4.615in" svg:y1="0.4693in" svg:x2="4.4449in" svg:y2="0.3807in"><text:p/></draw:line><draw:line draw:style-name="gr22" draw:text-style-name="P24" svg:x1="4.4449in" svg:y1="0.3807in" svg:x2="4.3118in" svg:y2="0.6787in"><text:p/></draw:line><draw:custom-shape draw:style-name="gr23" draw:text-style-name="P25" svg:width="0.6862in" svg:height="0.0862in" svg:x="2.65in" svg:y="1.0791in"><text:p/><draw:enhanced-geometry svg:viewBox="0 0 21600 21600" draw:type="rectangle" draw:enhanced-path="M 0 0 L 21600 0 21600 21600 0 21600 0 0 Z N"/></draw:custom-shape><draw:frame draw:style-name="gr24" draw:text-style-name="P26" svg:width="1.1921in" svg:height="0.2913in" draw:transform="rotate (0.00994837673636768) translate (1.27708333333333in 0.640955818022747in)"><draw:text-box><text:p text:style-name="P15"><text:span text:style-name="T6">RS-232</text:span></text:p></draw:text-box></draw:frame></draw:g></text:p>
          </table:table-cell>
          <table:table-cell table:style-name="Table1.A1" office:value-type="string">
            <text:p text:style-name="Text_20_body">QCAN2 Radio to <text:s/>any other QCAN2 Radio and any Repeater.</text:p>
            <text:p text:style-name="Text_20_body"><text:s/>From Repeater to any other QCAN2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<draw:g text:anchor-type="as-char" draw:z-index="1" draw:name="Shape2" draw:style-name="gr1"><draw:frame draw:style-name="gr25" draw:text-style-name="P26" svg:width="1.1921in" svg:height="0.2913in" draw:transform="rotate (0.00994837673636768) translate (1.35in 1.21199146981627in)"><draw:text-box><text:p text:style-name="P15"><text:span text:style-name="T6">RS-232</text:span></text:p></draw:text-box></draw:frame><draw:g draw:style-name="gr26"><draw:g draw:style-name="gr26"><draw:g draw:style-name="gr26"><draw:line draw:style-name="gr27" draw:text-style-name="P27" svg:x1="1.7783in" svg:y1="0.2138in" svg:x2="1.6496in" svg:y2="0.6425in"><text:p/></draw:line><draw:line draw:style-name="gr28" draw:text-style-name="P28" svg:x1="1.7783in" svg:y1="0.2138in" svg:x2="1.95in" svg:y2="0.2996in"><text:p/></draw:line><draw:line draw:style-name="gr29" draw:text-style-name="P29" svg:x1="1.95in" svg:y1="0.3in" svg:x2="2.0787in" svg:y2="0in"><text:p/></draw:line></draw:g><draw:g draw:style-name="gr26"><draw:line draw:style-name="gr30" draw:text-style-name="P30" svg:x1="2.1244in" svg:y1="0.4693in" svg:x2="2.2594in" svg:y2="0.0425in"><text:p/></draw:line><draw:line draw:style-name="gr31" draw:text-style-name="P31" svg:x1="2.1244in" svg:y1="0.4693in" svg:x2="1.9543in" svg:y2="0.3807in"><text:p/></draw:line><draw:line draw:style-name="gr32" draw:text-style-name="P32" svg:x1="1.9543in" svg:y1="0.3807in" svg:x2="1.8213in" svg:y2="0.6787in"><text:p/></draw:line></draw:g></draw:g><draw:g draw:style-name="gr26"><draw:custom-shape draw:style-name="gr33" draw:text-style-name="P9" svg:width="1.3295in" svg:height="0.9433in" svg:x="2.5055in" svg:y="0.3in"><text:p/><draw:enhanced-geometry svg:viewBox="0 0 21600 21600" draw:type="rectangle" draw:enhanced-path="M 0 0 L 21600 0 21600 21600 0 21600 0 0 Z N"/></draw:custom-shape><draw:custom-shape draw:style-name="gr34" draw:text-style-name="P25" svg:width="0.6862in" svg:height="0.0858in" svg:x="2.8484in" svg:y="1.1665in"><text:p/><draw:enhanced-geometry svg:viewBox="0 0 21600 21600" draw:type="rectangle" draw:enhanced-path="M 0 0 L 21600 0 21600 21600 0 21600 0 0 Z N"/></draw:custom-shape><draw:g draw:style-name="gr26"><draw:custom-shape draw:style-name="gr35" draw:text-style-name="P10" svg:width="0.0433in" svg:height="0.0433in" svg:x="3.8311in" svg:y="0.4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1" svg:width="0.0433in" svg:height="0.0433in" svg:x="3.8311in" svg:y="0.557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2" svg:width="0.0433in" svg:height="0.0425in" svg:x="3.8311in" svg:y="0.6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3" svg:width="0.0433in" svg:height="0.0433in" svg:x="3.8311in" svg:y="0.72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14" svg:width="0.0433in" svg:height="0.0433in" svg:x="3.8311in" svg:y="0.81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40" draw:text-style-name="P16" svg:width="1.2012in" svg:height="0.3252in" svg:x="2.548in" svg:y="0.352in"><draw:text-box><text:p text:style-name="P15"><text:span text:style-name="T5">QCAN2</text:span></text:p></draw:text-box></draw:frame><draw:frame draw:style-name="gr41" draw:text-style-name="P16" svg:width="1.2441in" svg:height="0.3433in" svg:x="2.548in" svg:y="0.6945in"><draw:text-box><text:p text:style-name="P15"><text:span text:style-name="T5">Repeater</text:span></text:p></draw:text-box></draw:frame></draw:g><draw:g draw:style-name="gr26"><draw:g draw:style-name="gr26"><draw:line draw:style-name="gr42" draw:text-style-name="P33" svg:x1="4.2685in" svg:y1="0.2354in" svg:x2="4.1398in" svg:y2="0.6642in"><text:p/></draw:line><draw:line draw:style-name="gr43" draw:text-style-name="P34" svg:x1="4.2685in" svg:y1="0.2354in" svg:x2="4.4402in" svg:y2="0.3213in"><text:p/></draw:line><draw:line draw:style-name="gr44" draw:text-style-name="P35" svg:x1="4.4402in" svg:y1="0.3209in" svg:x2="4.5689in" svg:y2="0.0209in"><text:p/></draw:line></draw:g><draw:g draw:style-name="gr26"><draw:line draw:style-name="gr45" draw:text-style-name="P36" svg:x1="4.6146in" svg:y1="0.4902in" svg:x2="4.7496in" svg:y2="0.0634in"><text:p/></draw:line><draw:line draw:style-name="gr46" draw:text-style-name="P37" svg:x1="4.6146in" svg:y1="0.4902in" svg:x2="4.4445in" svg:y2="0.4016in"><text:p/></draw:line><draw:line draw:style-name="gr47" draw:text-style-name="P38" svg:x1="4.4445in" svg:y1="0.4016in" svg:x2="4.3114in" svg:y2="0.6996in"><text:p/></draw:line></draw:g></draw:g><draw:line draw:style-name="gr48" draw:text-style-name="P39" svg:x1="1.3496in" svg:y1="1in" svg:x2="2.4996in" svg:y2="1in"><text:p/></draw:line><draw:line draw:style-name="gr49" draw:text-style-name="P40" svg:x1="2.4996in" svg:y1="1.15in" svg:x2="1.2996in" svg:y2="1.15in"><text:p/></draw:line><draw:g draw:style-name="gr26"><draw:custom-shape draw:style-name="gr50" draw:text-style-name="P9" svg:width="1.3295in" svg:height="0.9441in" svg:x="0in" svg:y="0.3472in"><text:p/><draw:enhanced-geometry svg:viewBox="0 0 21600 21600" draw:mirror-horizontal="false" draw:mirror-vertical="false" draw:type="rectangle" draw:enhanced-path="M 0 0 L 21600 0 21600 21600 0 21600 0 0 Z N"/></draw:custom-shape><draw:custom-shape draw:style-name="gr51" draw:text-style-name="P25" svg:width="0.687in" svg:height="0.0862in" svg:x="0.3425in" svg:y="1.2138in"><text:p/><draw:enhanced-geometry svg:viewBox="0 0 21600 21600" draw:mirror-horizontal="false" draw:mirror-vertical="false" draw:type="rectangle" draw:enhanced-path="M 0 0 L 21600 0 21600 21600 0 21600 0 0 Z N"/></draw:custom-shape><draw:g draw:style-name="gr26"><draw:custom-shape draw:style-name="gr52" draw:text-style-name="P10" svg:width="0.0433in" svg:height="0.0433in" svg:x="1.3252in" svg:y="0.5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11" svg:width="0.0433in" svg:height="0.0425in" svg:x="1.3252in" svg:y="0.6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4" draw:text-style-name="P12" svg:width="0.0433in" svg:height="0.0433in" svg:x="1.3252in" svg:y="0.69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13" svg:width="0.0433in" svg:height="0.0425in" svg:x="1.3252in" svg:y="0.7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14" svg:width="0.0433in" svg:height="0.0433in" svg:x="1.3252in" svg:y="0.861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57" draw:text-style-name="P16" svg:width="1.2012in" svg:height="0.3252in" svg:x="0.0425in" svg:y="0.461in"><draw:text-box><text:p text:style-name="P15"><text:span text:style-name="T5">QCAN2</text:span></text:p></draw:text-box></draw:frame><draw:frame draw:style-name="gr58" draw:text-style-name="P16" svg:width="1.2441in" svg:height="0.3433in" svg:x="0.0425in" svg:y="0.8043in"><draw:text-box><text:p text:style-name="P15"><text:span text:style-name="T5">Repeater</text:span></text:p></draw:text-box></draw:frame><draw:frame draw:style-name="gr59" draw:text-style-name="P16" svg:width="1.2004in" svg:height="0.3252in" svg:x="0.0429in" svg:y="0.461in"><draw:text-box><text:p text:style-name="P15"><text:span text:style-name="T5">QCAN2</text:span></text:p></draw:text-box></draw:frame></draw:g></draw:g></draw:g></text:p>
          </table:table-cell>
          <table:table-cell table:style-name="Table1.A1" office:value-type="string">
            <text:p text:style-name="Text_20_body">All packets are replicated on both Serial and RF, subject to the above algorithm.</text:p>
            <text:p text:style-name="Text_20_body"/>
          </table:table-cell>
        </table:table-row>
        <table:table-row>
          <table:table-cell table:style-name="Table1.A1" office:value-type="string">
            <text:p text:style-name="P4"><draw:g text:anchor-type="as-char" draw:z-index="2" draw:name="Shape3" draw:style-name="gr1"><draw:custom-shape draw:style-name="gr60" draw:text-style-name="P6" svg:width="1.6004in" svg:height="1.0004in" svg:x="0in" svg:y="0.1602in"><text:p/><draw:enhanced-geometry svg:viewBox="0 0 21600 21600" draw:type="rectangle" draw:enhanced-path="M 0 0 L 21600 0 21600 21600 0 21600 0 0 Z N"/></draw:custom-shape><draw:custom-shape draw:style-name="gr61" draw:text-style-name="P6" svg:width="0.6504in" svg:height="0.1504in" svg:x="0.5in" svg:y="1.1602in"><text:p/><draw:enhanced-geometry svg:viewBox="0 0 21600 21600" draw:type="rectangle" draw:enhanced-path="M 0 0 L 21600 0 21600 21600 0 21600 0 0 Z N"/></draw:custom-shape><draw:custom-shape draw:style-name="gr62" draw:text-style-name="P6" svg:width="1.2004in" svg:height="0.2504in" svg:x="0.2in" svg:y="1.3102in"><text:p/><draw:enhanced-geometry svg:viewBox="0 0 21600 21600" draw:type="rectangle" draw:enhanced-path="M 0 0 L 21600 0 21600 21600 0 21600 0 0 Z N"/></draw:custom-shape><draw:custom-shape draw:style-name="gr63" draw:text-style-name="P6" svg:width="0.3004in" svg:height="0.0504in" svg:x="0.95in" svg:y="1.4102in"><text:p/><draw:enhanced-geometry svg:viewBox="0 0 21600 21600" draw:type="rectangle" draw:enhanced-path="M 0 0 L 21600 0 21600 21600 0 21600 0 0 Z N"/></draw:custom-shape><draw:custom-shape draw:style-name="gr64" draw:text-style-name="P6" svg:width="0.1004in" svg:height="0.0504in" svg:x="0.8in" svg:y="1.4102in"><text:p/><draw:enhanced-geometry svg:viewBox="0 0 21600 21600" draw:type="rectangle" draw:enhanced-path="M 0 0 L 21600 0 21600 21600 0 21600 0 0 Z N"/></draw:custom-shape><draw:custom-shape draw:style-name="gr65" draw:text-style-name="P25" svg:width="1.4004in" svg:height="0.8004in" svg:x="0.1in" svg:y="0.2602in"><text:p/><draw:enhanced-geometry svg:viewBox="0 0 21600 21600" draw:type="rectangle" draw:enhanced-path="M 0 0 L 21600 0 21600 21600 0 21600 0 0 Z N"/></draw:custom-shape><draw:g draw:style-name="gr26"><draw:custom-shape draw:style-name="gr66" draw:text-style-name="P9" svg:width="1.5504in" svg:height="1.1004in" svg:x="2.4in" svg:y="0.139in"><text:p/><draw:enhanced-geometry svg:viewBox="0 0 21600 21600" draw:type="rectangle" draw:enhanced-path="M 0 0 L 21600 0 21600 21600 0 21600 0 0 Z N"/></draw:custom-shape><draw:custom-shape draw:style-name="gr67" draw:text-style-name="P25" svg:width="0.8004in" svg:height="0.1004in" svg:x="2.8in" svg:y="1.15in"><text:p/><draw:enhanced-geometry svg:viewBox="0 0 21600 21600" draw:type="rectangle" draw:enhanced-path="M 0 0 L 21600 0 21600 21600 0 21600 0 0 Z N"/></draw:custom-shape><draw:g draw:style-name="gr26"><draw:custom-shape draw:style-name="gr68" draw:text-style-name="P10" svg:width="0.0504in" svg:height="0.0504in" svg:x="3.9in" svg:y="0.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11" svg:width="0.0504in" svg:height="0.0504in" svg:x="3.9in" svg:y="0.4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12" svg:width="0.0504in" svg:height="0.0504in" svg:x="3.9in" svg:y="0.5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1" draw:text-style-name="P13" svg:width="0.0504in" svg:height="0.0504in" svg:x="3.9in" svg:y="0.6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14" svg:width="0.0504in" svg:height="0.0504in" svg:x="3.9in" svg:y="0.7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style-name="gr73" draw:text-style-name="P41" svg:width="1.0433in" svg:height="0.515in" svg:x="0.3in" svg:y="0.3602in"><draw:text-box><text:p text:style-name="P15"><text:span text:style-name="T5">Dispatch</text:span></text:p><text:p text:style-name="P15"><text:span text:style-name="T5">Computer</text:span></text:p></draw:text-box></draw:frame><draw:frame draw:style-name="gr74" draw:text-style-name="P16" svg:width="1.1685in" svg:height="0.6594in" svg:x="2.65in" svg:y="0.4409in"><draw:text-box><text:p text:style-name="P15"><text:span text:style-name="T5">Dispatch</text:span></text:p><text:p text:style-name="P15"><text:span text:style-name="T5">Radio</text:span></text:p></draw:text-box></draw:frame><draw:line draw:style-name="gr75" draw:text-style-name="P42" svg:x1="1.5996in" svg:y1="0.7in" svg:x2="2.3996in" svg:y2="0.7in"><text:p/></draw:line><draw:g draw:style-name="gr26"><draw:g draw:style-name="gr26"><draw:line draw:style-name="gr76" draw:text-style-name="P43" svg:x1="4.3185in" svg:y1="0.2146in" svg:x2="4.1898in" svg:y2="0.6433in"><text:p/></draw:line><draw:line draw:style-name="gr77" draw:text-style-name="P44" svg:x1="4.3185in" svg:y1="0.2146in" svg:x2="4.4902in" svg:y2="0.3004in"><text:p/></draw:line><draw:line draw:style-name="gr78" draw:text-style-name="P45" svg:x1="4.4902in" svg:y1="0.3in" svg:x2="4.6189in" svg:y2="0in"><text:p/></draw:line></draw:g><draw:g draw:style-name="gr26"><draw:line draw:style-name="gr79" draw:text-style-name="P46" svg:x1="4.6646in" svg:y1="0.4693in" svg:x2="4.7996in" svg:y2="0.0425in"><text:p/></draw:line><draw:line draw:style-name="gr80" draw:text-style-name="P47" svg:x1="4.6646in" svg:y1="0.4693in" svg:x2="4.4945in" svg:y2="0.3807in"><text:p/></draw:line><draw:line draw:style-name="gr81" draw:text-style-name="P48" svg:x1="4.4945in" svg:y1="0.3807in" svg:x2="4.3614in" svg:y2="0.6787in"><text:p/></draw:line></draw:g></draw:g><draw:frame draw:style-name="gr82" draw:text-style-name="P16" svg:width="1.2004in" svg:height="0.3252in" svg:x="2.6in" svg:y="0.15in"><draw:text-box><text:p text:style-name="P15"><text:span text:style-name="T5">QCAN2</text:span></text:p></draw:text-box></draw:frame><draw:frame draw:style-name="gr83" draw:text-style-name="P26" svg:width="1.1925in" svg:height="0.2913in" draw:transform="rotate (0.00994837673636768) translate (1.40486111111111in 0.764736439195101in)"><draw:text-box><text:p text:style-name="P15"><text:span text:style-name="T6">RS-232</text:span></text:p></draw:text-box></draw:frame></draw:g></text:p>
            <text:p text:style-name="Standard"/>
          </table:table-cell>
          <table:table-cell table:style-name="Table1.A1" office:value-type="string">
            <text:p text:style-name="Text_20_body">All packets are replicated by every QCAN2 and by all <text:s/>Repeaters, subject to above algorithm.</text:p>
            <text:p text:style-name="Text_20_body"/>
          </table:table-cell>
        </table:table-row>
        <table:table-row>
          <table:table-cell table:style-name="Table1.A1" office:value-type="string">
            <text:p text:style-name="P3"><draw:g text:anchor-type="as-char" draw:z-index="3" draw:name="Shape4" draw:style-name="gr1"><draw:g draw:style-name="gr26"><draw:line draw:style-name="gr84" draw:text-style-name="P49" svg:x1="4.1472in" svg:y1="0.3122in" svg:x2="4.0264in" svg:y2="0.7154in"><text:p/></draw:line><draw:line draw:style-name="gr85" draw:text-style-name="P50" svg:x1="4.1472in" svg:y1="0.3122in" svg:x2="4.3087in" svg:y2="0.3929in"><text:p/></draw:line><draw:line draw:style-name="gr86" draw:text-style-name="P51" svg:x1="4.3087in" svg:y1="0.3929in" svg:x2="4.4295in" svg:y2="0.1106in"><text:p/></draw:line></draw:g><draw:g draw:style-name="gr26"><draw:line draw:style-name="gr87" draw:text-style-name="P52" svg:x1="4.4728in" svg:y1="0.5524in" svg:x2="4.6in" svg:y2="0.1512in"><text:p/></draw:line><draw:line draw:style-name="gr88" draw:text-style-name="P53" svg:x1="4.4724in" svg:y1="0.5524in" svg:x2="4.3126in" svg:y2="0.4693in"><text:p/></draw:line><draw:line draw:style-name="gr89" draw:text-style-name="P54" svg:x1="4.3126in" svg:y1="0.4693in" svg:x2="4.1874in" svg:y2="0.7496in"><text:p/></draw:line></draw:g><draw:custom-shape draw:style-name="gr90" draw:text-style-name="P7" svg:width="1.4543in" svg:height="1.1925in" draw:transform="skewX (0.312588469032184) rotate (0.312413936106985) translate (0in 0.447222222222222in)"><text:p/><draw:enhanced-geometry svg:viewBox="0 0 21600 21600" draw:mirror-horizontal="false" draw:mirror-vertical="false" draw:type="rectangle" draw:enhanced-path="M 0 0 L 21600 0 21600 21600 0 21600 0 0 Z N"/></draw:custom-shape><draw:custom-shape draw:style-name="gr91" draw:text-style-name="P25" svg:width="1.087in" svg:height="1.0161in" draw:transform="skewX (0.312064870256586) rotate (0.312413936106985) translate (0.235416666666667in 0.491666666666667in)"><text:p/><draw:enhanced-geometry svg:viewBox="0 0 21600 21600" draw:mirror-horizontal="false" draw:mirror-vertical="false" draw:type="rectangle" draw:enhanced-path="M 0 0 L 21600 0 21600 21600 0 21600 0 0 Z N"/></draw:custom-shape><draw:custom-shape draw:style-name="gr92" draw:text-style-name="P6" svg:width="1.3661in" svg:height="1.2469in" draw:transform="skewX (-0.153065375399903) rotate (-0.153239908325102) translate (0in 0.430555555555556in)"><text:p text:style-name="P15"><text:span text:style-name="T5">Fixed</text:span></text:p><text:p text:style-name="P15"><text:span text:style-name="T5">Equipment /</text:span></text:p><text:p text:style-name="P15"><text:span text:style-name="T5">Door</text:span></text:p><draw:enhanced-geometry svg:viewBox="0 0 21600 21600" draw:type="rectangle" draw:enhanced-path="M 0 0 L 21600 0 21600 21600 0 21600 0 0 Z N"/></draw:custom-shape><draw:custom-shape draw:style-name="gr93" draw:text-style-name="P9" svg:width="1.5161in" svg:height="1.0898in" svg:x="2.35in" svg:y="0.4in"><text:p/><draw:enhanced-geometry svg:viewBox="0 0 21600 21600" draw:type="rectangle" draw:enhanced-path="M 0 0 L 21600 0 21600 21600 0 21600 0 0 Z N"/></draw:custom-shape><draw:custom-shape draw:style-name="gr94" draw:text-style-name="P25" svg:width="0.7831in" svg:height="0.0996in" svg:x="2.7409in" svg:y="1.4008in"><text:p/><draw:enhanced-geometry svg:viewBox="0 0 21600 21600" draw:type="rectangle" draw:enhanced-path="M 0 0 L 21600 0 21600 21600 0 21600 0 0 Z N"/></draw:custom-shape><draw:g draw:style-name="gr26"><draw:custom-shape draw:style-name="gr95" draw:text-style-name="P10" svg:width="0.0488in" svg:height="0.0504in" svg:x="3.8173in" svg:y="0.5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6" draw:text-style-name="P11" svg:width="0.0488in" svg:height="0.0496in" svg:x="3.8173in" svg:y="0.69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7" draw:text-style-name="P12" svg:width="0.0488in" svg:height="0.0504in" svg:x="3.8173in" svg:y="0.79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8" draw:text-style-name="P13" svg:width="0.0488in" svg:height="0.0496in" svg:x="3.8173in" svg:y="0.89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9" draw:text-style-name="P14" svg:width="0.0488in" svg:height="0.0488in" svg:x="3.8173in" svg:y="0.994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00" draw:text-style-name="P16" svg:width="1.1295in" svg:height="0.3071in" svg:x="2.5209in" svg:y="0.4602in"><draw:text-box><text:p text:style-name="P15"><text:span text:style-name="T5">QCAN2</text:span></text:p></draw:text-box></draw:frame><draw:frame draw:style-name="gr101" draw:text-style-name="P55" svg:width="1.1504in" svg:height="0.515in" svg:x="2.5in" svg:y="0.7972in"><draw:text-box><text:p text:style-name="P15"><text:span text:style-name="T7">Door Controller</text:span></text:p></draw:text-box></draw:frame><draw:frame draw:style-name="gr102" draw:text-style-name="P26" svg:width="1.1925in" svg:height="0.4831in" draw:transform="rotate (0.00994837673636768) translate (1.30486111111111in 0.964583333333333in)"><draw:text-box><text:p text:style-name="P15"><text:span text:style-name="T6">Relay Contacts</text:span></text:p></draw:text-box></draw:frame><draw:line draw:style-name="gr103" draw:text-style-name="P56" svg:x1="1.4in" svg:y1="0.7in" svg:x2="2.35in" svg:y2="0.7in"><text:p/></draw:line><draw:line draw:style-name="gr104" draw:text-style-name="P57" svg:x1="2.35in" svg:y1="0.9in" svg:x2="1.4in" svg:y2="0.9in"><text:p/></draw:line><draw:frame draw:style-name="gr105" draw:text-style-name="P26" svg:width="1.1925in" svg:height="0.4831in" draw:transform="rotate (0.00994837673636768) translate (1.3in 0.161805555555556in)"><draw:text-box><text:p text:style-name="P15"><text:span text:style-name="T6">Switch</text:span></text:p><text:p text:style-name="P15"><text:span text:style-name="T6">Inputs</text:span></text:p></draw:text-box></draw:frame></draw:g></text:p>
          </table:table-cell>
          <table:table-cell table:style-name="Table1.A1" office:value-type="string">
            <text:p text:style-name="P3"><text:span text:style-name="T2">All packets are </text:span><text:span text:style-name="T3">replicated bidirectionally, as above.</text:span></text:p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43in" draw:rotation="0"/>
    <draw:hatch draw:name="Hatching_20_10" draw:display-name="Hatching 10" draw:style="single" draw:color="#3465a4" draw:distance="0.0043in" draw:rotation="0"/>
    <draw:hatch draw:name="Hatching_20_11" draw:display-name="Hatching 11" draw:style="single" draw:color="#3465a4" draw:distance="0.0043in" draw:rotation="0"/>
    <draw:hatch draw:name="Hatching_20_12" draw:display-name="Hatching 12" draw:style="single" draw:color="#3465a4" draw:distance="0.0043in" draw:rotation="0"/>
    <draw:hatch draw:name="Hatching_20_13" draw:display-name="Hatching 13" draw:style="single" draw:color="#3465a4" draw:distance="0.0043in" draw:rotation="0"/>
    <draw:hatch draw:name="Hatching_20_14" draw:display-name="Hatching 14" draw:style="single" draw:color="#3465a4" draw:distance="0.0043in" draw:rotation="0"/>
    <draw:hatch draw:name="Hatching_20_15" draw:display-name="Hatching 15" draw:style="single" draw:color="#3465a4" draw:distance="0.0043in" draw:rotation="0"/>
    <draw:hatch draw:name="Hatching_20_16" draw:display-name="Hatching 16" draw:style="single" draw:color="#3465a4" draw:distance="0.0043in" draw:rotation="0"/>
    <draw:hatch draw:name="Hatching_20_17" draw:display-name="Hatching 17" draw:style="single" draw:color="#3465a4" draw:distance="0.0043in" draw:rotation="0"/>
    <draw:hatch draw:name="Hatching_20_18" draw:display-name="Hatching 18" draw:style="single" draw:color="#3465a4" draw:distance="0.0043in" draw:rotation="0"/>
    <draw:hatch draw:name="Hatching_20_19" draw:display-name="Hatching 19" draw:style="single" draw:color="#3465a4" draw:distance="0.0043in" draw:rotation="0"/>
    <draw:hatch draw:name="Hatching_20_2" draw:display-name="Hatching 2" draw:style="single" draw:color="#3465a4" draw:distance="0.0043in" draw:rotation="0"/>
    <draw:hatch draw:name="Hatching_20_20" draw:display-name="Hatching 20" draw:style="single" draw:color="#3465a4" draw:distance="0.0043in" draw:rotation="0"/>
    <draw:hatch draw:name="Hatching_20_21" draw:display-name="Hatching 21" draw:style="single" draw:color="#3465a4" draw:distance="0.0043in" draw:rotation="0"/>
    <draw:hatch draw:name="Hatching_20_22" draw:display-name="Hatching 22" draw:style="single" draw:color="#3465a4" draw:distance="0.0043in" draw:rotation="0"/>
    <draw:hatch draw:name="Hatching_20_23" draw:display-name="Hatching 23" draw:style="single" draw:color="#3465a4" draw:distance="0.0043in" draw:rotation="0"/>
    <draw:hatch draw:name="Hatching_20_24" draw:display-name="Hatching 24" draw:style="single" draw:color="#3465a4" draw:distance="0.0043in" draw:rotation="0"/>
    <draw:hatch draw:name="Hatching_20_25" draw:display-name="Hatching 25" draw:style="single" draw:color="#3465a4" draw:distance="0.0043in" draw:rotation="0"/>
    <draw:hatch draw:name="Hatching_20_26" draw:display-name="Hatching 26" draw:style="single" draw:color="#3465a4" draw:distance="0.0043in" draw:rotation="0"/>
    <draw:hatch draw:name="Hatching_20_27" draw:display-name="Hatching 27" draw:style="single" draw:color="#3465a4" draw:distance="0.0043in" draw:rotation="0"/>
    <draw:hatch draw:name="Hatching_20_28" draw:display-name="Hatching 28" draw:style="single" draw:color="#3465a4" draw:distance="0.0043in" draw:rotation="0"/>
    <draw:hatch draw:name="Hatching_20_29" draw:display-name="Hatching 29" draw:style="single" draw:color="#3465a4" draw:distance="0.0043in" draw:rotation="0"/>
    <draw:hatch draw:name="Hatching_20_3" draw:display-name="Hatching 3" draw:style="single" draw:color="#3465a4" draw:distance="0.0043in" draw:rotation="0"/>
    <draw:hatch draw:name="Hatching_20_30" draw:display-name="Hatching 30" draw:style="single" draw:color="#3465a4" draw:distance="0.0043in" draw:rotation="0"/>
    <draw:hatch draw:name="Hatching_20_31" draw:display-name="Hatching 31" draw:style="single" draw:color="#3465a4" draw:distance="0.0043in" draw:rotation="0"/>
    <draw:hatch draw:name="Hatching_20_32" draw:display-name="Hatching 32" draw:style="single" draw:color="#3465a4" draw:distance="0.0043in" draw:rotation="0"/>
    <draw:hatch draw:name="Hatching_20_33" draw:display-name="Hatching 33" draw:style="single" draw:color="#3465a4" draw:distance="0.0043in" draw:rotation="0"/>
    <draw:hatch draw:name="Hatching_20_34" draw:display-name="Hatching 34" draw:style="single" draw:color="#3465a4" draw:distance="0.0043in" draw:rotation="0"/>
    <draw:hatch draw:name="Hatching_20_35" draw:display-name="Hatching 35" draw:style="single" draw:color="#3465a4" draw:distance="0.0043in" draw:rotation="0"/>
    <draw:hatch draw:name="Hatching_20_36" draw:display-name="Hatching 36" draw:style="single" draw:color="#3465a4" draw:distance="0.0043in" draw:rotation="0"/>
    <draw:hatch draw:name="Hatching_20_37" draw:display-name="Hatching 37" draw:style="single" draw:color="#3465a4" draw:distance="0.0043in" draw:rotation="0"/>
    <draw:hatch draw:name="Hatching_20_4" draw:display-name="Hatching 4" draw:style="single" draw:color="#3465a4" draw:distance="0.0043in" draw:rotation="0"/>
    <draw:hatch draw:name="Hatching_20_5" draw:display-name="Hatching 5" draw:style="single" draw:color="#3465a4" draw:distance="0.0043in" draw:rotation="0"/>
    <draw:hatch draw:name="Hatching_20_6" draw:display-name="Hatching 6" draw:style="single" draw:color="#3465a4" draw:distance="0.0043in" draw:rotation="0"/>
    <draw:hatch draw:name="Hatching_20_7" draw:display-name="Hatching 7" draw:style="single" draw:color="#3465a4" draw:distance="0.0043in" draw:rotation="0"/>
    <draw:hatch draw:name="Hatching_20_8" draw:display-name="Hatching 8" draw:style="single" draw:color="#3465a4" draw:distance="0.0043in" draw:rotation="0"/>
    <draw:hatch draw:name="Hatching_20_9" draw:display-name="Hatching 9" draw:style="single" draw:color="#3465a4" draw:distance="0.0043in" draw:rotation="0"/>
    <draw:fill-image draw:name="Bitmap_20_1" draw:display-name="Bitmap 1" xlink:href="Pictures/1000000000000020000000204B249CA79A42C6D7.png" xlink:type="simple" xlink:show="embed" xlink:actuate="onLoad"/>
    <draw:fill-image draw:name="Bitmap_20_10" draw:display-name="Bitmap 10" xlink:href="Pictures/1000000000000020000000204B249CA79A42C6D7.png" xlink:type="simple" xlink:show="embed" xlink:actuate="onLoad"/>
    <draw:fill-image draw:name="Bitmap_20_11" draw:display-name="Bitmap 11" xlink:href="Pictures/1000000000000020000000204B249CA79A42C6D7.png" xlink:type="simple" xlink:show="embed" xlink:actuate="onLoad"/>
    <draw:fill-image draw:name="Bitmap_20_12" draw:display-name="Bitmap 12" xlink:href="Pictures/1000000000000020000000204B249CA79A42C6D7.png" xlink:type="simple" xlink:show="embed" xlink:actuate="onLoad"/>
    <draw:fill-image draw:name="Bitmap_20_13" draw:display-name="Bitmap 13" xlink:href="Pictures/1000000000000020000000204B249CA79A42C6D7.png" xlink:type="simple" xlink:show="embed" xlink:actuate="onLoad"/>
    <draw:fill-image draw:name="Bitmap_20_14" draw:display-name="Bitmap 14" xlink:href="Pictures/1000000000000020000000204B249CA79A42C6D7.png" xlink:type="simple" xlink:show="embed" xlink:actuate="onLoad"/>
    <draw:fill-image draw:name="Bitmap_20_15" draw:display-name="Bitmap 15" xlink:href="Pictures/1000000000000020000000204B249CA79A42C6D7.png" xlink:type="simple" xlink:show="embed" xlink:actuate="onLoad"/>
    <draw:fill-image draw:name="Bitmap_20_16" draw:display-name="Bitmap 16" xlink:href="Pictures/1000000000000020000000204B249CA79A42C6D7.png" xlink:type="simple" xlink:show="embed" xlink:actuate="onLoad"/>
    <draw:fill-image draw:name="Bitmap_20_17" draw:display-name="Bitmap 17" xlink:href="Pictures/1000000000000020000000204B249CA79A42C6D7.png" xlink:type="simple" xlink:show="embed" xlink:actuate="onLoad"/>
    <draw:fill-image draw:name="Bitmap_20_18" draw:display-name="Bitmap 18" xlink:href="Pictures/1000000000000020000000204B249CA79A42C6D7.png" xlink:type="simple" xlink:show="embed" xlink:actuate="onLoad"/>
    <draw:fill-image draw:name="Bitmap_20_19" draw:display-name="Bitmap 19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itmap_20_20" draw:display-name="Bitmap 20" xlink:href="Pictures/1000000000000020000000204B249CA79A42C6D7.png" xlink:type="simple" xlink:show="embed" xlink:actuate="onLoad"/>
    <draw:fill-image draw:name="Bitmap_20_21" draw:display-name="Bitmap 21" xlink:href="Pictures/1000000000000020000000204B249CA79A42C6D7.png" xlink:type="simple" xlink:show="embed" xlink:actuate="onLoad"/>
    <draw:fill-image draw:name="Bitmap_20_22" draw:display-name="Bitmap 22" xlink:href="Pictures/1000000000000020000000204B249CA79A42C6D7.png" xlink:type="simple" xlink:show="embed" xlink:actuate="onLoad"/>
    <draw:fill-image draw:name="Bitmap_20_23" draw:display-name="Bitmap 23" xlink:href="Pictures/1000000000000020000000204B249CA79A42C6D7.png" xlink:type="simple" xlink:show="embed" xlink:actuate="onLoad"/>
    <draw:fill-image draw:name="Bitmap_20_24" draw:display-name="Bitmap 24" xlink:href="Pictures/1000000000000020000000204B249CA79A42C6D7.png" xlink:type="simple" xlink:show="embed" xlink:actuate="onLoad"/>
    <draw:fill-image draw:name="Bitmap_20_25" draw:display-name="Bitmap 25" xlink:href="Pictures/1000000000000020000000204B249CA79A42C6D7.png" xlink:type="simple" xlink:show="embed" xlink:actuate="onLoad"/>
    <draw:fill-image draw:name="Bitmap_20_26" draw:display-name="Bitmap 26" xlink:href="Pictures/1000000000000020000000204B249CA79A42C6D7.png" xlink:type="simple" xlink:show="embed" xlink:actuate="onLoad"/>
    <draw:fill-image draw:name="Bitmap_20_27" draw:display-name="Bitmap 27" xlink:href="Pictures/1000000000000020000000204B249CA79A42C6D7.png" xlink:type="simple" xlink:show="embed" xlink:actuate="onLoad"/>
    <draw:fill-image draw:name="Bitmap_20_28" draw:display-name="Bitmap 28" xlink:href="Pictures/1000000000000020000000204B249CA79A42C6D7.png" xlink:type="simple" xlink:show="embed" xlink:actuate="onLoad"/>
    <draw:fill-image draw:name="Bitmap_20_29" draw:display-name="Bitmap 29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itmap_20_30" draw:display-name="Bitmap 30" xlink:href="Pictures/1000000000000020000000204B249CA79A42C6D7.png" xlink:type="simple" xlink:show="embed" xlink:actuate="onLoad"/>
    <draw:fill-image draw:name="Bitmap_20_31" draw:display-name="Bitmap 31" xlink:href="Pictures/1000000000000020000000204B249CA79A42C6D7.png" xlink:type="simple" xlink:show="embed" xlink:actuate="onLoad"/>
    <draw:fill-image draw:name="Bitmap_20_32" draw:display-name="Bitmap 32" xlink:href="Pictures/1000000000000020000000204B249CA79A42C6D7.png" xlink:type="simple" xlink:show="embed" xlink:actuate="onLoad"/>
    <draw:fill-image draw:name="Bitmap_20_33" draw:display-name="Bitmap 33" xlink:href="Pictures/1000000000000020000000204B249CA79A42C6D7.png" xlink:type="simple" xlink:show="embed" xlink:actuate="onLoad"/>
    <draw:fill-image draw:name="Bitmap_20_34" draw:display-name="Bitmap 34" xlink:href="Pictures/1000000000000020000000204B249CA79A42C6D7.png" xlink:type="simple" xlink:show="embed" xlink:actuate="onLoad"/>
    <draw:fill-image draw:name="Bitmap_20_35" draw:display-name="Bitmap 35" xlink:href="Pictures/1000000000000020000000204B249CA79A42C6D7.png" xlink:type="simple" xlink:show="embed" xlink:actuate="onLoad"/>
    <draw:fill-image draw:name="Bitmap_20_36" draw:display-name="Bitmap 36" xlink:href="Pictures/1000000000000020000000204B249CA79A42C6D7.png" xlink:type="simple" xlink:show="embed" xlink:actuate="onLoad"/>
    <draw:fill-image draw:name="Bitmap_20_37" draw:display-name="Bitmap 37" xlink:href="Pictures/1000000000000020000000204B249CA79A42C6D7.png" xlink:type="simple" xlink:show="embed" xlink:actuate="onLoad"/>
    <draw:fill-image draw:name="Bitmap_20_4" draw:display-name="Bitmap 4" xlink:href="Pictures/1000000000000020000000204B249CA79A42C6D7.png" xlink:type="simple" xlink:show="embed" xlink:actuate="onLoad"/>
    <draw:fill-image draw:name="Bitmap_20_5" draw:display-name="Bitmap 5" xlink:href="Pictures/1000000000000020000000204B249CA79A42C6D7.png" xlink:type="simple" xlink:show="embed" xlink:actuate="onLoad"/>
    <draw:fill-image draw:name="Bitmap_20_6" draw:display-name="Bitmap 6" xlink:href="Pictures/1000000000000020000000204B249CA79A42C6D7.png" xlink:type="simple" xlink:show="embed" xlink:actuate="onLoad"/>
    <draw:fill-image draw:name="Bitmap_20_7" draw:display-name="Bitmap 7" xlink:href="Pictures/1000000000000020000000204B249CA79A42C6D7.png" xlink:type="simple" xlink:show="embed" xlink:actuate="onLoad"/>
    <draw:fill-image draw:name="Bitmap_20_8" draw:display-name="Bitmap 8" xlink:href="Pictures/1000000000000020000000204B249CA79A42C6D7.png" xlink:type="simple" xlink:show="embed" xlink:actuate="onLoad"/>
    <draw:fill-image draw:name="Bitmap_20_9" draw:display-name="Bitmap 9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00" draw:display-name="Dashed (var) 100" draw:style="rect" draw:dots1="1" draw:dots1-length="0.0043in" draw:dots2="1" draw:dots2-length="0.0043in" draw:distance="0.0043in"/>
    <draw:stroke-dash draw:name="Dashed_20__28_var_29__20_101" draw:display-name="Dashed (var) 101" draw:style="rect" draw:dots1="1" draw:dots1-length="0.0043in" draw:dots2="1" draw:dots2-length="0.0043in" draw:distance="0.0043in"/>
    <draw:stroke-dash draw:name="Dashed_20__28_var_29__20_102" draw:display-name="Dashed (var) 102" draw:style="rect" draw:dots1="1" draw:dots1-length="0.0043in" draw:dots2="1" draw:dots2-length="0.0043in" draw:distance="0.0043in"/>
    <draw:stroke-dash draw:name="Dashed_20__28_var_29__20_103" draw:display-name="Dashed (var) 103" draw:style="rect" draw:dots1="1" draw:dots1-length="0.0043in" draw:dots2="1" draw:dots2-length="0.0043in" draw:distance="0.0043in"/>
    <draw:stroke-dash draw:name="Dashed_20__28_var_29__20_104" draw:display-name="Dashed (var) 104" draw:style="rect" draw:dots1="1" draw:dots1-length="0.0043in" draw:dots2="1" draw:dots2-length="0.0043in" draw:distance="0.0043in"/>
    <draw:stroke-dash draw:name="Dashed_20__28_var_29__20_105" draw:display-name="Dashed (var) 105" draw:style="rect" draw:dots1="1" draw:dots1-length="0.0043in" draw:dots2="1" draw:dots2-length="0.0043in" draw:distance="0.0043in"/>
    <draw:stroke-dash draw:name="Dashed_20__28_var_29__20_106" draw:display-name="Dashed (var) 106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draw:stroke-dash draw:name="Dashed_20__28_var_29__20_25" draw:display-name="Dashed (var) 25" draw:style="rect" draw:dots1="1" draw:dots1-length="0.0043in" draw:dots2="1" draw:dots2-length="0.0043in" draw:distance="0.0043in"/>
    <draw:stroke-dash draw:name="Dashed_20__28_var_29__20_26" draw:display-name="Dashed (var) 26" draw:style="rect" draw:dots1="1" draw:dots1-length="0.0043in" draw:dots2="1" draw:dots2-length="0.0043in" draw:distance="0.0043in"/>
    <draw:stroke-dash draw:name="Dashed_20__28_var_29__20_27" draw:display-name="Dashed (var) 27" draw:style="rect" draw:dots1="1" draw:dots1-length="0.0043in" draw:dots2="1" draw:dots2-length="0.0043in" draw:distance="0.0043in"/>
    <draw:stroke-dash draw:name="Dashed_20__28_var_29__20_28" draw:display-name="Dashed (var) 28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35" draw:display-name="Dashed (var) 35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43in" draw:dots2="1" draw:dots2-length="0.0043in" draw:distance="0.0043in"/>
    <draw:stroke-dash draw:name="Dashed_20__28_var_29__20_37" draw:display-name="Dashed (var) 37" draw:style="rect" draw:dots1="1" draw:dots1-length="0.0043in" draw:dots2="1" draw:dots2-length="0.0043in" draw:distance="0.0043in"/>
    <draw:stroke-dash draw:name="Dashed_20__28_var_29__20_38" draw:display-name="Dashed (var) 38" draw:style="rect" draw:dots1="1" draw:dots1-length="0.0043in" draw:dots2="1" draw:dots2-length="0.0043in" draw:distance="0.0043in"/>
    <draw:stroke-dash draw:name="Dashed_20__28_var_29__20_39" draw:display-name="Dashed (var) 39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40" draw:display-name="Dashed (var) 40" draw:style="rect" draw:dots1="1" draw:dots1-length="0.0043in" draw:dots2="1" draw:dots2-length="0.0043in" draw:distance="0.0043in"/>
    <draw:stroke-dash draw:name="Dashed_20__28_var_29__20_41" draw:display-name="Dashed (var) 41" draw:style="rect" draw:dots1="1" draw:dots1-length="0.0043in" draw:dots2="1" draw:dots2-length="0.0043in" draw:distance="0.0043in"/>
    <draw:stroke-dash draw:name="Dashed_20__28_var_29__20_42" draw:display-name="Dashed (var) 42" draw:style="rect" draw:dots1="1" draw:dots1-length="0.0043in" draw:dots2="1" draw:dots2-length="0.0043in" draw:distance="0.0043in"/>
    <draw:stroke-dash draw:name="Dashed_20__28_var_29__20_43" draw:display-name="Dashed (var) 43" draw:style="rect" draw:dots1="1" draw:dots1-length="0.0043in" draw:dots2="1" draw:dots2-length="0.0043in" draw:distance="0.0043in"/>
    <draw:stroke-dash draw:name="Dashed_20__28_var_29__20_44" draw:display-name="Dashed (var) 44" draw:style="rect" draw:dots1="1" draw:dots1-length="0.0043in" draw:dots2="1" draw:dots2-length="0.0043in" draw:distance="0.0043in"/>
    <draw:stroke-dash draw:name="Dashed_20__28_var_29__20_45" draw:display-name="Dashed (var) 45" draw:style="rect" draw:dots1="1" draw:dots1-length="0.0043in" draw:dots2="1" draw:dots2-length="0.0043in" draw:distance="0.0043in"/>
    <draw:stroke-dash draw:name="Dashed_20__28_var_29__20_46" draw:display-name="Dashed (var) 46" draw:style="rect" draw:dots1="1" draw:dots1-length="0.0043in" draw:dots2="1" draw:dots2-length="0.0043in" draw:distance="0.0043in"/>
    <draw:stroke-dash draw:name="Dashed_20__28_var_29__20_47" draw:display-name="Dashed (var) 47" draw:style="rect" draw:dots1="1" draw:dots1-length="0.0043in" draw:dots2="1" draw:dots2-length="0.0043in" draw:distance="0.0043in"/>
    <draw:stroke-dash draw:name="Dashed_20__28_var_29__20_48" draw:display-name="Dashed (var) 48" draw:style="rect" draw:dots1="1" draw:dots1-length="0.0043in" draw:dots2="1" draw:dots2-length="0.0043in" draw:distance="0.0043in"/>
    <draw:stroke-dash draw:name="Dashed_20__28_var_29__20_49" draw:display-name="Dashed (var) 49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50" draw:display-name="Dashed (var) 50" draw:style="rect" draw:dots1="1" draw:dots1-length="0.0043in" draw:dots2="1" draw:dots2-length="0.0043in" draw:distance="0.0043in"/>
    <draw:stroke-dash draw:name="Dashed_20__28_var_29__20_51" draw:display-name="Dashed (var) 51" draw:style="rect" draw:dots1="1" draw:dots1-length="0.0043in" draw:dots2="1" draw:dots2-length="0.0043in" draw:distance="0.0043in"/>
    <draw:stroke-dash draw:name="Dashed_20__28_var_29__20_52" draw:display-name="Dashed (var) 52" draw:style="rect" draw:dots1="1" draw:dots1-length="0.0043in" draw:dots2="1" draw:dots2-length="0.0043in" draw:distance="0.0043in"/>
    <draw:stroke-dash draw:name="Dashed_20__28_var_29__20_53" draw:display-name="Dashed (var) 53" draw:style="rect" draw:dots1="1" draw:dots1-length="0.0043in" draw:dots2="1" draw:dots2-length="0.0043in" draw:distance="0.0043in"/>
    <draw:stroke-dash draw:name="Dashed_20__28_var_29__20_54" draw:display-name="Dashed (var) 54" draw:style="rect" draw:dots1="1" draw:dots1-length="0.0043in" draw:dots2="1" draw:dots2-length="0.0043in" draw:distance="0.0043in"/>
    <draw:stroke-dash draw:name="Dashed_20__28_var_29__20_55" draw:display-name="Dashed (var) 55" draw:style="rect" draw:dots1="1" draw:dots1-length="0.0043in" draw:dots2="1" draw:dots2-length="0.0043in" draw:distance="0.0043in"/>
    <draw:stroke-dash draw:name="Dashed_20__28_var_29__20_56" draw:display-name="Dashed (var) 56" draw:style="rect" draw:dots1="1" draw:dots1-length="0.0043in" draw:dots2="1" draw:dots2-length="0.0043in" draw:distance="0.0043in"/>
    <draw:stroke-dash draw:name="Dashed_20__28_var_29__20_57" draw:display-name="Dashed (var) 57" draw:style="rect" draw:dots1="1" draw:dots1-length="0.0043in" draw:dots2="1" draw:dots2-length="0.0043in" draw:distance="0.0043in"/>
    <draw:stroke-dash draw:name="Dashed_20__28_var_29__20_58" draw:display-name="Dashed (var) 58" draw:style="rect" draw:dots1="1" draw:dots1-length="0.0043in" draw:dots2="1" draw:dots2-length="0.0043in" draw:distance="0.0043in"/>
    <draw:stroke-dash draw:name="Dashed_20__28_var_29__20_59" draw:display-name="Dashed (var) 59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60" draw:display-name="Dashed (var) 60" draw:style="rect" draw:dots1="1" draw:dots1-length="0.0043in" draw:dots2="1" draw:dots2-length="0.0043in" draw:distance="0.0043in"/>
    <draw:stroke-dash draw:name="Dashed_20__28_var_29__20_61" draw:display-name="Dashed (var) 61" draw:style="rect" draw:dots1="1" draw:dots1-length="0.0043in" draw:dots2="1" draw:dots2-length="0.0043in" draw:distance="0.0043in"/>
    <draw:stroke-dash draw:name="Dashed_20__28_var_29__20_62" draw:display-name="Dashed (var) 62" draw:style="rect" draw:dots1="1" draw:dots1-length="0.0043in" draw:dots2="1" draw:dots2-length="0.0043in" draw:distance="0.0043in"/>
    <draw:stroke-dash draw:name="Dashed_20__28_var_29__20_63" draw:display-name="Dashed (var) 63" draw:style="rect" draw:dots1="1" draw:dots1-length="0.0043in" draw:dots2="1" draw:dots2-length="0.0043in" draw:distance="0.0043in"/>
    <draw:stroke-dash draw:name="Dashed_20__28_var_29__20_64" draw:display-name="Dashed (var) 64" draw:style="rect" draw:dots1="1" draw:dots1-length="0.0043in" draw:dots2="1" draw:dots2-length="0.0043in" draw:distance="0.0043in"/>
    <draw:stroke-dash draw:name="Dashed_20__28_var_29__20_65" draw:display-name="Dashed (var) 65" draw:style="rect" draw:dots1="1" draw:dots1-length="0.0043in" draw:dots2="1" draw:dots2-length="0.0043in" draw:distance="0.0043in"/>
    <draw:stroke-dash draw:name="Dashed_20__28_var_29__20_66" draw:display-name="Dashed (var) 66" draw:style="rect" draw:dots1="1" draw:dots1-length="0.0043in" draw:dots2="1" draw:dots2-length="0.0043in" draw:distance="0.0043in"/>
    <draw:stroke-dash draw:name="Dashed_20__28_var_29__20_67" draw:display-name="Dashed (var) 67" draw:style="rect" draw:dots1="1" draw:dots1-length="0.0043in" draw:dots2="1" draw:dots2-length="0.0043in" draw:distance="0.0043in"/>
    <draw:stroke-dash draw:name="Dashed_20__28_var_29__20_68" draw:display-name="Dashed (var) 68" draw:style="rect" draw:dots1="1" draw:dots1-length="0.0043in" draw:dots2="1" draw:dots2-length="0.0043in" draw:distance="0.0043in"/>
    <draw:stroke-dash draw:name="Dashed_20__28_var_29__20_69" draw:display-name="Dashed (var) 69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70" draw:display-name="Dashed (var) 70" draw:style="rect" draw:dots1="1" draw:dots1-length="0.0043in" draw:dots2="1" draw:dots2-length="0.0043in" draw:distance="0.0043in"/>
    <draw:stroke-dash draw:name="Dashed_20__28_var_29__20_71" draw:display-name="Dashed (var) 71" draw:style="rect" draw:dots1="1" draw:dots1-length="0.0043in" draw:dots2="1" draw:dots2-length="0.0043in" draw:distance="0.0043in"/>
    <draw:stroke-dash draw:name="Dashed_20__28_var_29__20_72" draw:display-name="Dashed (var) 72" draw:style="rect" draw:dots1="1" draw:dots1-length="0.0043in" draw:dots2="1" draw:dots2-length="0.0043in" draw:distance="0.0043in"/>
    <draw:stroke-dash draw:name="Dashed_20__28_var_29__20_73" draw:display-name="Dashed (var) 73" draw:style="rect" draw:dots1="1" draw:dots1-length="0.0043in" draw:dots2="1" draw:dots2-length="0.0043in" draw:distance="0.0043in"/>
    <draw:stroke-dash draw:name="Dashed_20__28_var_29__20_74" draw:display-name="Dashed (var) 74" draw:style="rect" draw:dots1="1" draw:dots1-length="0.0043in" draw:dots2="1" draw:dots2-length="0.0043in" draw:distance="0.0043in"/>
    <draw:stroke-dash draw:name="Dashed_20__28_var_29__20_75" draw:display-name="Dashed (var) 75" draw:style="rect" draw:dots1="1" draw:dots1-length="0.0043in" draw:dots2="1" draw:dots2-length="0.0043in" draw:distance="0.0043in"/>
    <draw:stroke-dash draw:name="Dashed_20__28_var_29__20_76" draw:display-name="Dashed (var) 76" draw:style="rect" draw:dots1="1" draw:dots1-length="0.0043in" draw:dots2="1" draw:dots2-length="0.0043in" draw:distance="0.0043in"/>
    <draw:stroke-dash draw:name="Dashed_20__28_var_29__20_77" draw:display-name="Dashed (var) 77" draw:style="rect" draw:dots1="1" draw:dots1-length="0.0043in" draw:dots2="1" draw:dots2-length="0.0043in" draw:distance="0.0043in"/>
    <draw:stroke-dash draw:name="Dashed_20__28_var_29__20_78" draw:display-name="Dashed (var) 78" draw:style="rect" draw:dots1="1" draw:dots1-length="0.0043in" draw:dots2="1" draw:dots2-length="0.0043in" draw:distance="0.0043in"/>
    <draw:stroke-dash draw:name="Dashed_20__28_var_29__20_79" draw:display-name="Dashed (var) 79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80" draw:display-name="Dashed (var) 80" draw:style="rect" draw:dots1="1" draw:dots1-length="0.0043in" draw:dots2="1" draw:dots2-length="0.0043in" draw:distance="0.0043in"/>
    <draw:stroke-dash draw:name="Dashed_20__28_var_29__20_81" draw:display-name="Dashed (var) 81" draw:style="rect" draw:dots1="1" draw:dots1-length="0.0043in" draw:dots2="1" draw:dots2-length="0.0043in" draw:distance="0.0043in"/>
    <draw:stroke-dash draw:name="Dashed_20__28_var_29__20_82" draw:display-name="Dashed (var) 82" draw:style="rect" draw:dots1="1" draw:dots1-length="0.0043in" draw:dots2="1" draw:dots2-length="0.0043in" draw:distance="0.0043in"/>
    <draw:stroke-dash draw:name="Dashed_20__28_var_29__20_83" draw:display-name="Dashed (var) 83" draw:style="rect" draw:dots1="1" draw:dots1-length="0.0043in" draw:dots2="1" draw:dots2-length="0.0043in" draw:distance="0.0043in"/>
    <draw:stroke-dash draw:name="Dashed_20__28_var_29__20_84" draw:display-name="Dashed (var) 84" draw:style="rect" draw:dots1="1" draw:dots1-length="0.0043in" draw:dots2="1" draw:dots2-length="0.0043in" draw:distance="0.0043in"/>
    <draw:stroke-dash draw:name="Dashed_20__28_var_29__20_85" draw:display-name="Dashed (var) 85" draw:style="rect" draw:dots1="1" draw:dots1-length="0.0043in" draw:dots2="1" draw:dots2-length="0.0043in" draw:distance="0.0043in"/>
    <draw:stroke-dash draw:name="Dashed_20__28_var_29__20_86" draw:display-name="Dashed (var) 86" draw:style="rect" draw:dots1="1" draw:dots1-length="0.0043in" draw:dots2="1" draw:dots2-length="0.0043in" draw:distance="0.0043in"/>
    <draw:stroke-dash draw:name="Dashed_20__28_var_29__20_87" draw:display-name="Dashed (var) 87" draw:style="rect" draw:dots1="1" draw:dots1-length="0.0043in" draw:dots2="1" draw:dots2-length="0.0043in" draw:distance="0.0043in"/>
    <draw:stroke-dash draw:name="Dashed_20__28_var_29__20_88" draw:display-name="Dashed (var) 88" draw:style="rect" draw:dots1="1" draw:dots1-length="0.0043in" draw:dots2="1" draw:dots2-length="0.0043in" draw:distance="0.0043in"/>
    <draw:stroke-dash draw:name="Dashed_20__28_var_29__20_89" draw:display-name="Dashed (var) 89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Dashed_20__28_var_29__20_90" draw:display-name="Dashed (var) 90" draw:style="rect" draw:dots1="1" draw:dots1-length="0.0043in" draw:dots2="1" draw:dots2-length="0.0043in" draw:distance="0.0043in"/>
    <draw:stroke-dash draw:name="Dashed_20__28_var_29__20_91" draw:display-name="Dashed (var) 91" draw:style="rect" draw:dots1="1" draw:dots1-length="0.0043in" draw:dots2="1" draw:dots2-length="0.0043in" draw:distance="0.0043in"/>
    <draw:stroke-dash draw:name="Dashed_20__28_var_29__20_92" draw:display-name="Dashed (var) 92" draw:style="rect" draw:dots1="1" draw:dots1-length="0.0043in" draw:dots2="1" draw:dots2-length="0.0043in" draw:distance="0.0043in"/>
    <draw:stroke-dash draw:name="Dashed_20__28_var_29__20_93" draw:display-name="Dashed (var) 93" draw:style="rect" draw:dots1="1" draw:dots1-length="0.0043in" draw:dots2="1" draw:dots2-length="0.0043in" draw:distance="0.0043in"/>
    <draw:stroke-dash draw:name="Dashed_20__28_var_29__20_94" draw:display-name="Dashed (var) 94" draw:style="rect" draw:dots1="1" draw:dots1-length="0.0043in" draw:dots2="1" draw:dots2-length="0.0043in" draw:distance="0.0043in"/>
    <draw:stroke-dash draw:name="Dashed_20__28_var_29__20_95" draw:display-name="Dashed (var) 95" draw:style="rect" draw:dots1="1" draw:dots1-length="0.0043in" draw:dots2="1" draw:dots2-length="0.0043in" draw:distance="0.0043in"/>
    <draw:stroke-dash draw:name="Dashed_20__28_var_29__20_96" draw:display-name="Dashed (var) 96" draw:style="rect" draw:dots1="1" draw:dots1-length="0.0043in" draw:dots2="1" draw:dots2-length="0.0043in" draw:distance="0.0043in"/>
    <draw:stroke-dash draw:name="Dashed_20__28_var_29__20_97" draw:display-name="Dashed (var) 97" draw:style="rect" draw:dots1="1" draw:dots1-length="0.0043in" draw:dots2="1" draw:dots2-length="0.0043in" draw:distance="0.0043in"/>
    <draw:stroke-dash draw:name="Dashed_20__28_var_29__20_98" draw:display-name="Dashed (var) 98" draw:style="rect" draw:dots1="1" draw:dots1-length="0.0043in" draw:dots2="1" draw:dots2-length="0.0043in" draw:distance="0.0043in"/>
    <draw:stroke-dash draw:name="Dashed_20__28_var_29__20_99" draw:display-name="Dashed (var) 99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1:38:36.859270904</meta:creation-date>
    <dc:date>2020-04-01T11:20:39.590882643</dc:date>
    <meta:editing-duration>PT7M45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" meta:paragraph-count="13" meta:word-count="146" meta:character-count="886" meta:non-whitespace-character-count="735"/>
  </office:meta>
</office:document-meta>
</file>